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6f1945" officeooo:paragraph-rsid="006f1945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57f2d4" officeooo:paragraph-rsid="0068fb5a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618bff"/>
    </style:style>
    <style:style style:name="P10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624c61" style:font-weight-asian="bold" style:font-weight-complex="bold"/>
    </style:style>
    <style:style style:name="P11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  <style:style style:name="T12" style:family="text">
      <style:text-properties officeooo:rsid="0075ce23"/>
    </style:style>
    <style:style style:name="T13" style:family="text">
      <style:text-properties officeooo:rsid="0075ce23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1">Nouméa le, <text:text-input text:description="&lt;arrow_today()&gt;">&lt;arrow_today()&gt;</text:text-input></text:p>
      <text:p text:style-name="P4"/>
      <text:p text:style-name="P6"><text:text-input text:description="&lt;o.partner_id.fullname&gt;">&lt;o.partner_id.fullname&gt;</text:text-input></text:p>
      <text:p text:style-name="P10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/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8">Le non respect de ce rendez <text:span text:style-name="T6">reporte</text:span> la date de la chirurgie prévue.</text:p>
      <text:p text:style-name="P9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soft-page-break/><text:tab/>au cabinet, <text:span text:style-name="T13">galerie Port Plaisance</text:span>.<text:text-input text:description="&lt;/if&gt;">&lt;/if&gt;</text:text-input></text:p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3-04-03T09:23:02.143536287</dc:date>
    <meta:editing-duration>PT12H17M58S</meta:editing-duration>
    <meta:editing-cycles>168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276" meta:character-count="1733" meta:non-whitespace-character-count="1554"/>
  </office:meta>
</office:document-meta>
</file>